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Helvetica Neue', Arial, sans-serif"/>
    <style:font-face style:name="OpenSymbol" svg:font-family="OpenSymbol" style:font-charset="x-symbol"/>
    <style:font-face style:name="StarSymbol" svg:font-family="StarSymbol"/>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vertical-align="middle" fo:padding="0cm" fo:border="none" style:writing-mode="pag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16dd85"/>
    </style:style>
    <style:style style:name="P3" style:family="paragraph" style:parent-style-name="Header">
      <style:text-properties officeooo:paragraph-rsid="001bf595"/>
    </style:style>
    <style:style style:name="P4" style:family="paragraph" style:parent-style-name="Table_20_Contents">
      <style:paragraph-properties fo:text-align="end" style:justify-single-word="false"/>
      <style:text-properties style:font-name="Liberation Sans" officeooo:rsid="0032cef2" officeooo:paragraph-rsid="0035a49b"/>
    </style:style>
    <style:style style:name="P5" style:family="paragraph" style:parent-style-name="Table_20_Contents">
      <style:text-properties style:font-name="Liberation Sans" officeooo:rsid="0032cef2" officeooo:paragraph-rsid="0032cef2"/>
    </style:style>
    <style:style style:name="P6" style:family="paragraph" style:parent-style-name="Contents_20_Heading">
      <style:text-properties style:font-name="Liberation Sans"/>
    </style:style>
    <style:style style:name="P7" style:family="paragraph" style:parent-style-name="Standard">
      <style:paragraph-properties fo:text-align="center" style:justify-single-word="false"/>
      <style:text-properties officeooo:rsid="0016dd85" officeooo:paragraph-rsid="0016dd85"/>
    </style:style>
    <style:style style:name="P8" style:family="paragraph" style:parent-style-name="Standard">
      <style:paragraph-properties fo:text-align="center" style:justify-single-word="false"/>
      <style:text-properties officeooo:rsid="0018afc7" officeooo:paragraph-rsid="0018afc7"/>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Header">
      <style:text-properties officeooo:paragraph-rsid="00517203"/>
    </style:style>
    <style:style style:name="P13" style:family="paragraph" style:parent-style-name="Heading_20_1" style:list-style-name="">
      <style:text-properties officeooo:paragraph-rsid="0016dd85"/>
    </style:style>
    <style:style style:name="P14" style:family="paragraph" style:parent-style-name="Heading_20_1">
      <style:paragraph-properties fo:break-before="page"/>
    </style:style>
    <style:style style:name="P15" style:family="paragraph" style:parent-style-name="Heading_20_2">
      <style:paragraph-properties fo:text-align="center" style:justify-single-word="false"/>
      <style:text-properties officeooo:rsid="004d8591" officeooo:paragraph-rsid="004d8591"/>
    </style:style>
    <style:style style:name="P16" style:family="paragraph" style:parent-style-name="Heading_20_2">
      <style:paragraph-properties fo:text-align="center" style:justify-single-word="false"/>
      <style:text-properties officeooo:rsid="004d8591" officeooo:paragraph-rsid="00517203"/>
    </style:style>
    <style:style style:name="P17" style:family="paragraph" style:parent-style-name="Standard" style:master-page-name="First_20_Page">
      <style:paragraph-properties fo:text-align="center" style:justify-single-word="false" style:page-number="auto"/>
      <style:text-properties officeooo:rsid="0016dd85" officeooo:paragraph-rsid="0016dd85"/>
    </style:style>
    <style:style style:name="P18" style:family="paragraph" style:parent-style-name="Standard">
      <style:text-properties officeooo:paragraph-rsid="00517203"/>
    </style:style>
    <style:style style:name="P19" style:family="paragraph" style:parent-style-name="Table_20_Contents">
      <style:paragraph-properties fo:text-align="end" style:justify-single-word="false"/>
      <style:text-properties style:font-name="Liberation Sans" officeooo:rsid="0032cef2" officeooo:paragraph-rsid="00517203"/>
    </style:style>
    <style:style style:name="P20" style:family="paragraph" style:parent-style-name="Table_20_Contents">
      <style:text-properties style:font-name="Liberation Sans" officeooo:rsid="0032cef2" officeooo:paragraph-rsid="00517203"/>
    </style:style>
    <style:style style:name="P21" style:family="paragraph" style:parent-style-name="Table_20_Contents">
      <style:text-properties style:font-name="Liberation Sans" officeooo:rsid="00517203" officeooo:paragraph-rsid="00517203"/>
    </style:style>
    <style:style style:name="P22" style:family="paragraph" style:parent-style-name="Text_20_body" style:list-style-name="L8"/>
    <style:style style:name="P23" style:family="paragraph" style:parent-style-name="Text_20_body" style:list-style-name="L8">
      <style:text-properties officeooo:paragraph-rsid="00519941"/>
    </style:style>
    <style:style style:name="P24" style:family="paragraph" style:parent-style-name="Text_20_body">
      <style:text-properties officeooo:paragraph-rsid="00519941"/>
    </style:style>
    <style:style style:name="T1" style:family="text">
      <style:text-properties fo:font-variant="normal" fo:text-transform="none" fo:color="#212529" loext:opacity="100%" style:font-name="Open Sans" fo:font-size="28pt" fo:letter-spacing="normal" fo:font-style="normal" fo:font-weight="normal" style:font-name-asian="Noto Sans CJK SC" style:font-size-asian="28pt" style:font-weight-asian="bold" style:font-name-complex="Lohit Devanagari1" style:font-size-complex="28pt" style:font-weight-complex="bold"/>
    </style:style>
    <style:style style:name="T2" style:family="text">
      <style:text-properties style:font-name="Liberation Sans"/>
    </style:style>
    <style:style style:name="T3" style:family="text">
      <style:text-properties officeooo:rsid="0051994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7"/>
      <text:p text:style-name="P7"/>
      <text:p text:style-name="P7"/>
      <text:p text:style-name="P7"/>
      <text:p text:style-name="P7"/>
      <text:p text:style-name="P2"/>
      <text:p text:style-name="Title"/>
      <text:h text:style-name="P15" text:outline-level="2"><text:span text:style-name="T1"/></text:h>
      <text:p text:style-name="P8"/>
      <text:p text:style-name="P8"/>
      <text:p text:style-name="P8"/>
      <text:p text:style-name="P8"/>
      <text:p text:style-name="P8"/>
      <table:table table:name="Tabla1" table:style-name="Tabla1">
        <table:table-column table:style-name="Tabla1.A"/>
        <table:table-row>
          <table:table-cell table:style-name="Tabla1.A1" office:value-type="string">
            <text:h text:style-name="P16" text:outline-level="2"><text:bookmark-start text:name="__RefHeading___Toc245_2958734796"/><text:bookmark text:name="yui_3_17_2_1_1711442818159_60"/><text:span text:style-name="T1">Actividad "USO DE MACHINE LEARNING"</text:span><text:bookmark-end text:name="__RefHeading___Toc245_2958734796"/></text:h>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9"/>
          <text:p text:style-name="P10"><text:a xlink:type="simple" xlink:href="#__RefHeading___Toc465_2780574924" text:style-name="Index_20_Link" text:visited-style-name="Index_20_Link">1. La tecnología del Aprendizaje Automático (Machine Learning) es una de las tecnologías que está marcando tendencia. Indique tres empresas que utilizan machine learning y explique sus principales aplicaciones y objetivos de su uso:<text:tab/>3</text:a></text:p>
        </text:index-body>
      </text:table-of-content>
      <text:h text:style-name="P13" text:outline-level="1"/>
      <text:h text:style-name="P14" text:outline-level="1"><text:bookmark-start text:name="__RefHeading___Toc465_2780574924"/>1. <text:s/>La tecnología del Aprendizaje Automático (Machine Learning) es una de las tecnologías que está marcando tendencia. Indique tres empresas que utilizan machine learning y explique sus principales aplicaciones y objetivos de su uso:<text:bookmark-end text:name="__RefHeading___Toc465_2780574924"/></text:h>
      <text:list xml:id="list1499162767" text:style-name="L8">
        <text:list-item>
          <text:p text:style-name="P22">Google:</text:p>
          <text:list>
            <text:list-item>
              <text:p text:style-name="P23"><text:span text:style-name="T3">Aplicaciones:</text:span></text:p>
              <text:list>
                <text:list-item>
                  <text:p text:style-name="P23"><text:span text:style-name="T3">B</text:span>úsqueda: Personalizar resultados, predecir consultas y ofrecer sugerencias.</text:p>
                </text:list-item>
                <text:list-item>
                  <text:p text:style-name="P23">Traducción automática: Mejorar la precisión y fluidez de las traducciones.</text:p>
                </text:list-item>
                <text:list-item>
                  <text:p text:style-name="P23">Google Assistant: Entender el lenguaje natural y responder a las solicitudes de forma inteligente.</text:p>
                </text:list-item>
                <text:list-item>
                  <text:p text:style-name="P23">Reconocimiento de imágenes: Identificar objetos y personas en fotos y videos.</text:p>
                </text:list-item>
                <text:list-item>
                  <text:p text:style-name="P23">Publicidad: Optimizar la segmentación y el rendimiento de las campañas.</text:p>
                </text:list-item>
              </text:list>
            </text:list-item>
            <text:list-item>
              <text:p text:style-name="P23">Objetivos:</text:p>
              <text:list>
                <text:list-item>
                  <text:p text:style-name="P23">Mejorar la experiencia del usuario.</text:p>
                </text:list-item>
                <text:list-item>
                  <text:p text:style-name="P23">Aumentar la eficiencia y productividad.</text:p>
                </text:list-item>
                <text:list-item>
                  <text:p text:style-name="P23">Generar nuevos productos y servicios.</text:p>
                </text:list-item>
                <text:list-item>
                  <text:p text:style-name="P23">Obtener insights valiosos del comportamiento del usuario.</text:p>
                </text:list-item>
              </text:list>
            </text:list-item>
          </text:list>
        </text:list-item>
        <text:list-item>
          <text:p text:style-name="P23">Amazon:</text:p>
          <text:list>
            <text:list-item>
              <text:p text:style-name="P23">Aplicaciones:</text:p>
              <text:list>
                <text:list-item>
                  <text:p text:style-name="P23">Recomendaciones de productos: Ofrecer sugerencias personalizadas a los clientes.</text:p>
                </text:list-item>
                <text:list-item>
                  <text:p text:style-name="P23">Predicción de la demanda: Optimizar la gestión de inventario y la logística.</text:p>
                </text:list-item>
                <text:list-item>
                  <text:p text:style-name="P23">Detección de fraude: Proteger a los clientes y a la empresa de transacciones fraudulentas.</text:p>
                </text:list-item>
                <text:list-item>
                  <text:p text:style-name="P23">Análisis de opiniones de clientes: Obtener información sobre la satisfacción del cliente y mejorar los productos.</text:p>
                </text:list-item>
                <text:list-item>
                  <text:p text:style-name="P23">Amazon Alexa: Entender el lenguaje natural y responder a las solicitudes de forma inteligente.</text:p>
                </text:list-item>
              </text:list>
            </text:list-item>
            <text:list-item>
              <text:p text:style-name="P23"><text:soft-page-break/>Objetivos:</text:p>
              <text:list>
                <text:list-item>
                  <text:p text:style-name="P23">Aumentar las ventas y la fidelización de clientes.</text:p>
                </text:list-item>
                <text:list-item>
                  <text:p text:style-name="P23">Reducir costes y optimizar la eficiencia.</text:p>
                </text:list-item>
                <text:list-item>
                  <text:p text:style-name="P23">Mejorar la experiencia del cliente.</text:p>
                </text:list-item>
                <text:list-item>
                  <text:p text:style-name="P23">Obtener insights valiosos del comportamiento del cliente.</text:p>
                </text:list-item>
              </text:list>
            </text:list-item>
          </text:list>
        </text:list-item>
        <text:list-item>
          <text:p text:style-name="P23">Netflix:</text:p>
          <text:list>
            <text:list-item>
              <text:p text:style-name="P23">Aplicaciones:</text:p>
              <text:list>
                <text:list-item>
                  <text:p text:style-name="P23">Recomendaciones de películas y series: Ofrecer contenido personalizado a cada usuario.</text:p>
                </text:list-item>
                <text:list-item>
                  <text:p text:style-name="P23">Personalización de la interfaz de usuario: Adaptar la experiencia de usuario a sus preferencias.</text:p>
                </text:list-item>
                <text:list-item>
                  <text:p text:style-name="P23">Optimización del contenido: Producir contenido que tenga mayor probabilidad de éxito.</text:p>
                </text:list-item>
                <text:list-item>
                  <text:p text:style-name="P23">Análisis del comportamiento del usuario: Obtener información sobre las preferencias y hábitos de visualización.</text:p>
                </text:list-item>
              </text:list>
            </text:list-item>
            <text:list-item>
              <text:p text:style-name="P23">Objetivos:</text:p>
              <text:list>
                <text:list-item>
                  <text:p text:style-name="P23">Aumentar la retención de clientes.</text:p>
                </text:list-item>
                <text:list-item>
                  <text:p text:style-name="P23">Descubrir nuevas tendencias y nichos de mercado.</text:p>
                </text:list-item>
                <text:list-item>
                  <text:p text:style-name="P23">Optimizar la producción de contenido.</text:p>
                </text:list-item>
                <text:list-item>
                  <text:p text:style-name="P23">Mejorar la experiencia del usuario.</text:p>
                </text:list-item>
              </text:list>
            </text:list-item>
          </text:list>
        </text:list-item>
        <text:list-item>
          <text:p text:style-name="P23">Otras empresas que utilizan Machine Learning:</text:p>
          <text:list>
            <text:list-item>
              <text:p text:style-name="P23">Facebook.</text:p>
            </text:list-item>
            <text:list-item>
              <text:p text:style-name="P23">Microsoft.</text:p>
            </text:list-item>
            <text:list-item>
              <text:p text:style-name="P23">Apple.</text:p>
            </text:list-item>
            <text:list-item>
              <text:p text:style-name="P23">Spotify.</text:p>
            </text:list-item>
            <text:list-item>
              <text:p text:style-name="P23">Uber.</text:p>
            </text:list-item>
            <text:list-item>
              <text:p text:style-name="P23">Airbnb.</text:p>
            </text:list-item>
            <text:list-item>
              <text:p text:style-name="P23"><text:span text:style-name="T3">BBVA.</text:span></text:p>
            </text:list-item>
          </text:list>
        </text:list-item>
        <text:list-item>
          <text:p text:style-name="P23"><text:soft-page-break/>Beneficios del Machine Learning:</text:p>
          <text:list>
            <text:list-item>
              <text:p text:style-name="P23">Mejora la eficiencia y productividad.</text:p>
            </text:list-item>
            <text:list-item>
              <text:p text:style-name="P23">Automatiza tareas repetitivas.</text:p>
            </text:list-item>
            <text:list-item>
              <text:p text:style-name="P23">Toma decisiones más inteligentes.</text:p>
            </text:list-item>
            <text:list-item>
              <text:p text:style-name="P23">Obtén insights valiosos del comportamiento del cliente.</text:p>
            </text:list-item>
            <text:list-item>
              <text:p text:style-name="P23">Personaliza la experiencia del cliente.</text:p>
            </text:list-item>
          </text:list>
        </text:list-item>
        <text:list-item>
          <text:p text:style-name="P23">Conclusión:</text:p>
        </text:list-item>
      </text:list>
      <text:p text:style-name="P24">El Machine Learning es una tecnología con un enorme potencial para transformar las empresas. Las empresas que ya lo están utilizando están obteniendo importantes beneficios en términos de eficiencia, productividad, conocimiento del cliente y experiencia del usuario.</text:p>
      <text:h text:style-name="Heading_20_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Helvetica Neue', Arial, sans-serif"/>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office:styles>
  <office:automatic-styles>
    <style:style style:name="Tabla2" style:family="table">
      <style:table-properties style:width="17cm" table:align="center" fo:background-color="transparent">
        <style:background-image/>
      </style:table-properties>
    </style:style>
    <style:style style:name="Tabla2.A" style:family="table-column">
      <style:table-column-properties style:column-width="11.333cm"/>
    </style:style>
    <style:style style:name="Tabla2.B" style:family="table-column">
      <style:table-column-properties style:column-width="5.667cm"/>
    </style:style>
    <style:style style:name="Tabla2.1" style:family="table-row">
      <style:table-row-properties fo:background-color="transparent">
        <style:background-image/>
      </style:table-row-properties>
    </style:style>
    <style:style style:name="Tabla2.A1" style:family="table-cell">
      <style:table-cell-properties style:vertical-align="middle" fo:padding="0.097cm" fo:border="none"/>
    </style:style>
    <style:style style:name="Tabla2.A2" style:family="table-cell">
      <style:table-cell-properties fo:padding="0.097cm" fo:border="none"/>
    </style:style>
    <style:style style:name="Tabla2.B2" style:family="table-cell">
      <style:table-cell-properties fo:padding="0.097cm" fo:border="none"/>
    </style:style>
    <style:style style:name="Tabla32" style:family="table">
      <style:table-properties style:width="17cm" table:align="center" fo:background-color="transparent">
        <style:background-image/>
      </style:table-properties>
    </style:style>
    <style:style style:name="Tabla32.A" style:family="table-column">
      <style:table-column-properties style:column-width="11.333cm"/>
    </style:style>
    <style:style style:name="Tabla32.B" style:family="table-column">
      <style:table-column-properties style:column-width="5.667cm"/>
    </style:style>
    <style:style style:name="Tabla32.1" style:family="table-row">
      <style:table-row-properties fo:background-color="transparent">
        <style:background-image/>
      </style:table-row-properties>
    </style:style>
    <style:style style:name="Tabla32.A1" style:family="table-cell">
      <style:table-cell-properties style:vertical-align="middle" fo:padding="0.097cm" fo:border="none"/>
    </style:style>
    <style:style style:name="Tabla32.A2" style:family="table-cell">
      <style:table-cell-properties fo:padding="0.097cm" fo:border="none"/>
    </style:style>
    <style:style style:name="Tabla32.B2" style:family="table-cell">
      <style:table-cell-properties fo:padding="0.097cm" fo:border="none"/>
    </style:style>
    <style:style style:name="MP1" style:family="paragraph" style:parent-style-name="Header">
      <style:text-properties officeooo:paragraph-rsid="00517203"/>
    </style:style>
    <style:style style:name="MP2" style:family="paragraph" style:parent-style-name="Table_20_Contents">
      <style:text-properties style:font-name="Liberation Sans" officeooo:rsid="00517203" officeooo:paragraph-rsid="00517203"/>
    </style:style>
    <style:style style:name="MP3" style:family="paragraph" style:parent-style-name="Table_20_Contents">
      <style:text-properties style:font-name="Liberation Sans" officeooo:rsid="0032cef2" officeooo:paragraph-rsid="00517203"/>
    </style:style>
    <style:style style:name="MP4" style:family="paragraph" style:parent-style-name="Table_20_Contents">
      <style:paragraph-properties fo:text-align="end" style:justify-single-word="false"/>
      <style:text-properties style:font-name="Liberation Sans" officeooo:rsid="0032cef2" officeooo:paragraph-rsid="00517203"/>
    </style:style>
    <style:style style:name="MP5" style:family="paragraph" style:parent-style-name="Standard">
      <style:text-properties officeooo:paragraph-rsid="00517203"/>
    </style:style>
    <style:style style:name="MP6" style:family="paragraph" style:parent-style-name="Footer">
      <style:paragraph-properties fo:text-align="center" style:justify-single-word="false"/>
    </style:style>
    <style:style style:name="MP7" style:family="paragraph" style:parent-style-name="Table_20_Contents">
      <style:text-properties style:font-name="Liberation Sans" officeooo:rsid="0032cef2" officeooo:paragraph-rsid="0032cef2"/>
    </style:style>
    <style:style style:name="MP8" style:family="paragraph" style:parent-style-name="Table_20_Contents">
      <style:paragraph-properties fo:text-align="end" style:justify-single-word="false"/>
      <style:text-properties style:font-name="Liberation Sans" officeooo:rsid="0032cef2" officeooo:paragraph-rsid="0035a49b"/>
    </style:style>
    <style:style style:name="MP9" style:family="paragraph" style:parent-style-name="Header">
      <style:text-properties officeooo:paragraph-rsid="001bf59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draw:fill-image-width="0.499cm" draw:fill-image-height="0.499cm" style:repeat="no-repeat" draw:fill-image-ref-point-x="0%" draw:fill-image-ref-point-y="0%" draw:fill-image-ref-point="top-right"/>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draw:fill-image-width="0cm" draw:fill-image-height="0cm" style:repeat="no-repeat" draw:fill-image-ref-point-x="0%" draw:fill-image-ref-point-y="0%" draw:fill-image-ref-point="top-right" draw:tile-repeat-offset="0% vertical"/>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a2" table:style-name="Tabla2">
          <table:table-column table:style-name="Tabla2.A"/>
          <table:table-column table:style-name="Tabla2.B"/>
          <table:table-row table:style-name="Tabla2.1">
            <table:table-cell table:style-name="Tabla2.A1" table:number-columns-spanned="2" office:value-type="string">
              <text:p text:style-name="MP2">MACHINE LEARNING APLICADO USANDO PYTHON (IFCD093PO)</text:p>
            </table:table-cell>
            <table:covered-table-cell/>
          </table:table-row>
          <table:table-row>
            <table:table-cell table:style-name="Tabla2.A2" office:value-type="string">
              <text:p text:style-name="MP3"/>
            </table:table-cell>
            <table:table-cell table:style-name="Tabla2.B2" office:value-type="string">
              <text:p text:style-name="MP4">José Lafuente Colorado</text:p>
            </table:table-cell>
          </table:table-row>
        </table:table>
        <text:p text:style-name="MP5"/>
      </style:header>
      <style:footer>
        <text:p text:style-name="MP6"><text:page-number text:select-page="current" text:page-adjust="-1">4</text:page-number></text:p>
      </style:footer>
    </style:master-page>
    <style:master-page style:name="First_20_Page" style:display-name="First Page" style:page-layout-name="Mpm2" draw:style-name="Mdp1" style:next-style-name="Standard">
      <style:header>
        <table:table table:name="Tabla32" table:style-name="Tabla32">
          <table:table-column table:style-name="Tabla32.A"/>
          <table:table-column table:style-name="Tabla32.B"/>
          <table:table-row table:style-name="Tabla32.1">
            <table:table-cell table:style-name="Tabla32.A1" table:number-columns-spanned="2" office:value-type="string">
              <text:p text:style-name="MP2">MACHINE LEARNING APLICADO USANDO PYTHON (IFCD093PO)</text:p>
            </table:table-cell>
            <table:covered-table-cell/>
          </table:table-row>
          <table:table-row>
            <table:table-cell table:style-name="Tabla32.A2" office:value-type="string">
              <text:p text:style-name="MP7"/>
            </table:table-cell>
            <table:table-cell table:style-name="Tabla32.B2" office:value-type="string">
              <text:p text:style-name="MP8">José Lafuente Colorado</text:p>
            </table:table-cell>
          </table:table-row>
        </table:table>
        <text:p text:style-name="MP9"/>
      </style:header>
      <style:footer>
        <text:p text:style-name="Footer"/>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8T09:11:01.373412232</meta:creation-date>
    <dc:date>2024-03-26T10:13:16.677688067</dc:date>
    <meta:editing-duration>PT2H21M10S</meta:editing-duration>
    <meta:editing-cycles>33</meta:editing-cycles>
    <meta:generator>LibreOffice/7.3.7.2$Linux_X86_64 LibreOffice_project/30$Build-2</meta:generator>
    <meta:document-statistic meta:table-count="3" meta:image-count="0" meta:object-count="0" meta:page-count="5" meta:paragraph-count="60" meta:word-count="470" meta:character-count="3174" meta:non-whitespace-character-count="2789"/>
  </office:meta>
</office:document-meta>
</file>